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8c12" officeooo:paragraph-rsid="001d8c12"/>
    </style:style>
    <style:style style:name="P2" style:family="paragraph" style:parent-style-name="Standard">
      <style:text-properties style:text-position="0% 100%" fo:font-weight="bold" officeooo:rsid="001d8c12" officeooo:paragraph-rsid="001d8c12" style:font-weight-asian="bold" style:font-weight-complex="bold"/>
    </style:style>
    <style:style style:name="P3" style:family="paragraph" style:parent-style-name="Standard">
      <style:text-properties style:text-position="0% 100%" fo:font-weight="bold" officeooo:rsid="002fbd23" officeooo:paragraph-rsid="002fbd23" style:font-weight-asian="bold" style:font-weight-complex="bold"/>
    </style:style>
    <style:style style:name="P4" style:family="paragraph" style:parent-style-name="Standard">
      <style:text-properties style:text-position="0% 100%" fo:font-weight="bold" officeooo:rsid="00353edd" officeooo:paragraph-rsid="00353edd" style:font-weight-asian="bold" style:font-weight-complex="bold"/>
    </style:style>
    <style:style style:name="P5" style:family="paragraph" style:parent-style-name="Standard">
      <style:text-properties style:text-position="0% 100%" fo:font-weight="bold" officeooo:rsid="00370645" officeooo:paragraph-rsid="00370645" style:font-weight-asian="bold" style:font-weight-complex="bold"/>
    </style:style>
    <style:style style:name="P6" style:family="paragraph" style:parent-style-name="Standard">
      <style:text-properties style:text-position="0% 100%" fo:font-weight="bold" officeooo:rsid="00383808" officeooo:paragraph-rsid="00383808" style:font-weight-asian="bold" style:font-weight-complex="bold"/>
    </style:style>
    <style:style style:name="P7" style:family="paragraph" style:parent-style-name="Standard">
      <style:text-properties style:text-position="0% 100%" fo:font-weight="bold" officeooo:rsid="003a16bb" officeooo:paragraph-rsid="00383808" style:font-weight-asian="bold" style:font-weight-complex="bold"/>
    </style:style>
    <style:style style:name="P8" style:family="paragraph" style:parent-style-name="Standard">
      <style:text-properties style:text-position="0% 100%" fo:font-weight="bold" officeooo:rsid="004db392" officeooo:paragraph-rsid="004db392" style:font-weight-asian="bold" style:font-weight-complex="bold"/>
    </style:style>
    <style:style style:name="P9" style:family="paragraph" style:parent-style-name="Standard">
      <style:text-properties style:text-position="0% 100%" fo:font-weight="bold" officeooo:rsid="004f13bc" officeooo:paragraph-rsid="004f13bc" style:font-weight-asian="bold" style:font-weight-complex="bold"/>
    </style:style>
    <style:style style:name="P10" style:family="paragraph" style:parent-style-name="Standard">
      <style:text-properties style:text-position="0% 100%" fo:font-weight="normal" officeooo:rsid="0032e9a2" officeooo:paragraph-rsid="0032e9a2" style:font-weight-asian="normal" style:font-weight-complex="normal"/>
    </style:style>
    <style:style style:name="P11" style:family="paragraph" style:parent-style-name="Standard">
      <style:text-properties officeooo:rsid="001db262" officeooo:paragraph-rsid="001db262"/>
    </style:style>
    <style:style style:name="P12" style:family="paragraph" style:parent-style-name="Standard">
      <style:text-properties officeooo:rsid="001e8531" officeooo:paragraph-rsid="001e8531"/>
    </style:style>
    <style:style style:name="P13" style:family="paragraph" style:parent-style-name="Standard">
      <style:text-properties officeooo:rsid="0026686c" officeooo:paragraph-rsid="001e8531"/>
    </style:style>
    <style:style style:name="P14" style:family="paragraph" style:parent-style-name="Standard">
      <style:text-properties officeooo:rsid="0026686c" officeooo:paragraph-rsid="0026686c"/>
    </style:style>
    <style:style style:name="P15" style:family="paragraph" style:parent-style-name="Standard">
      <style:text-properties officeooo:rsid="0029d3a3" officeooo:paragraph-rsid="0029d3a3"/>
    </style:style>
    <style:style style:name="P16" style:family="paragraph" style:parent-style-name="Standard">
      <style:text-properties fo:font-weight="bold" officeooo:rsid="002b5e2a" officeooo:paragraph-rsid="002b5e2a" style:font-weight-asian="bold" style:font-weight-complex="bold"/>
    </style:style>
    <style:style style:name="P17" style:family="paragraph" style:parent-style-name="Standard">
      <style:text-properties fo:font-weight="normal" officeooo:rsid="002b5e2a" officeooo:paragraph-rsid="002b5e2a" style:font-weight-asian="normal" style:font-weight-complex="normal"/>
    </style:style>
    <style:style style:name="P18" style:family="paragraph" style:parent-style-name="Standard">
      <style:text-properties fo:font-weight="normal" officeooo:rsid="002df49e" officeooo:paragraph-rsid="002df49e" style:font-weight-asian="normal" style:font-weight-complex="normal"/>
    </style:style>
    <style:style style:name="P19" style:family="paragraph" style:parent-style-name="Standard">
      <style:text-properties style:text-position="0% 100%" fo:font-weight="normal" officeooo:rsid="00370645" officeooo:paragraph-rsid="00370645" style:font-weight-asian="normal" style:font-weight-complex="normal"/>
    </style:style>
    <style:style style:name="P20" style:family="paragraph" style:parent-style-name="Standard">
      <style:text-properties style:text-position="0% 100%" fo:font-weight="normal" officeooo:rsid="003a16bb" officeooo:paragraph-rsid="00383808" style:font-weight-asian="normal" style:font-weight-complex="normal"/>
    </style:style>
    <style:style style:name="P21" style:family="paragraph" style:parent-style-name="Standard">
      <style:text-properties style:text-position="0% 100%" fo:font-weight="normal" officeooo:rsid="004c567c" officeooo:paragraph-rsid="00383808" style:font-weight-asian="normal" style:font-weight-complex="normal"/>
    </style:style>
    <style:style style:name="P22" style:family="paragraph" style:parent-style-name="Standard">
      <style:text-properties style:text-position="0% 100%" fo:font-weight="normal" officeooo:rsid="004db392" officeooo:paragraph-rsid="004db392" style:font-weight-asian="normal" style:font-weight-complex="normal"/>
    </style:style>
    <style:style style:name="P23" style:family="paragraph" style:parent-style-name="Standard">
      <style:text-properties style:text-position="0% 100%" fo:font-weight="normal" officeooo:rsid="004f13bc" officeooo:paragraph-rsid="004f13bc" style:font-weight-asian="normal" style:font-weight-complex="normal"/>
    </style:style>
    <style:style style:name="P24" style:family="paragraph" style:parent-style-name="Standard">
      <style:text-properties style:text-position="0% 100%" fo:font-weight="bold" officeooo:rsid="00532b23" officeooo:paragraph-rsid="00532b23" style:font-weight-asian="bold" style:font-weight-complex="bold"/>
    </style:style>
    <style:style style:name="T1" style:family="text">
      <style:text-properties officeooo:rsid="001db262"/>
    </style:style>
    <style:style style:name="T2" style:family="text">
      <style:text-properties officeooo:rsid="00206f81"/>
    </style:style>
    <style:style style:name="T3" style:family="text">
      <style:text-properties officeooo:rsid="002191e9"/>
    </style:style>
    <style:style style:name="T4" style:family="text">
      <style:text-properties officeooo:rsid="00233d38"/>
    </style:style>
    <style:style style:name="T5" style:family="text">
      <style:text-properties officeooo:rsid="0025a5a7"/>
    </style:style>
    <style:style style:name="T6" style:family="text">
      <style:text-properties officeooo:rsid="0028229a"/>
    </style:style>
    <style:style style:name="T7" style:family="text">
      <style:text-properties officeooo:rsid="002c2b51"/>
    </style:style>
    <style:style style:name="T8" style:family="text">
      <style:text-properties officeooo:rsid="002d9b80"/>
    </style:style>
    <style:style style:name="T9" style:family="text">
      <style:text-properties officeooo:rsid="002df49e"/>
    </style:style>
    <style:style style:name="T10" style:family="text">
      <style:text-properties officeooo:rsid="003057fa"/>
    </style:style>
    <style:style style:name="T11" style:family="text">
      <style:text-properties officeooo:rsid="003375ae"/>
    </style:style>
    <style:style style:name="T12" style:family="text">
      <style:text-properties fo:font-weight="normal" style:font-weight-asian="normal" style:font-weight-complex="normal"/>
    </style:style>
    <style:style style:name="T13" style:family="text">
      <style:text-properties fo:font-weight="normal" officeooo:rsid="003718c7" style:font-weight-asian="normal" style:font-weight-complex="normal"/>
    </style:style>
    <style:style style:name="T14" style:family="text">
      <style:text-properties fo:font-weight="normal" officeooo:rsid="003aad9c" style:font-weight-asian="normal" style:font-weight-complex="normal"/>
    </style:style>
    <style:style style:name="T15" style:family="text">
      <style:text-properties fo:font-weight="normal" officeooo:rsid="003b130b" style:font-weight-asian="normal" style:font-weight-complex="normal"/>
    </style:style>
    <style:style style:name="T16" style:family="text">
      <style:text-properties fo:font-weight="normal" officeooo:rsid="003bdd08" style:font-weight-asian="normal" style:font-weight-complex="normal"/>
    </style:style>
    <style:style style:name="T17" style:family="text">
      <style:text-properties fo:font-weight="normal" officeooo:rsid="003d7b54" style:font-weight-asian="normal" style:font-weight-complex="normal"/>
    </style:style>
    <style:style style:name="T18" style:family="text">
      <style:text-properties fo:font-weight="normal" officeooo:rsid="003fbfcc" style:font-weight-asian="normal" style:font-weight-complex="normal"/>
    </style:style>
    <style:style style:name="T19" style:family="text">
      <style:text-properties fo:font-weight="normal" officeooo:rsid="00404b60" style:font-weight-asian="normal" style:font-weight-complex="normal"/>
    </style:style>
    <style:style style:name="T20" style:family="text">
      <style:text-properties fo:font-weight="normal" officeooo:rsid="00423258" style:font-weight-asian="normal" style:font-weight-complex="normal"/>
    </style:style>
    <style:style style:name="T21" style:family="text">
      <style:text-properties fo:font-weight="normal" officeooo:rsid="00446413" style:font-weight-asian="normal" style:font-weight-complex="normal"/>
    </style:style>
    <style:style style:name="T22" style:family="text">
      <style:text-properties fo:font-weight="normal" officeooo:rsid="0044e528" style:font-weight-asian="normal" style:font-weight-complex="normal"/>
    </style:style>
    <style:style style:name="T23" style:family="text">
      <style:text-properties fo:font-weight="normal" officeooo:rsid="0045e72c" style:font-weight-asian="normal" style:font-weight-complex="normal"/>
    </style:style>
    <style:style style:name="T24" style:family="text">
      <style:text-properties fo:font-weight="normal" officeooo:rsid="00474d7a" style:font-weight-asian="normal" style:font-weight-complex="normal"/>
    </style:style>
    <style:style style:name="T25" style:family="text">
      <style:text-properties fo:font-weight="normal" officeooo:rsid="0047ac3b" style:font-weight-asian="normal" style:font-weight-complex="normal"/>
    </style:style>
    <style:style style:name="T26" style:family="text">
      <style:text-properties fo:font-weight="normal" officeooo:rsid="00498d60" style:font-weight-asian="normal" style:font-weight-complex="normal"/>
    </style:style>
    <style:style style:name="T27" style:family="text">
      <style:text-properties fo:font-weight="normal" officeooo:rsid="004a784c" style:font-weight-asian="normal" style:font-weight-complex="normal"/>
    </style:style>
    <style:style style:name="T28" style:family="text">
      <style:text-properties fo:font-weight="normal" officeooo:rsid="004c567c" style:font-weight-asian="normal" style:font-weight-complex="normal"/>
    </style:style>
    <style:style style:name="T29" style:family="text">
      <style:text-properties fo:font-weight="normal" officeooo:rsid="005390c7" style:font-weight-asian="normal" style:font-weight-complex="normal"/>
    </style:style>
    <style:style style:name="T30" style:family="text">
      <style:text-properties fo:font-weight="normal" officeooo:rsid="0054c037"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s Blockchain </text:p>
      <text:p text:style-name="P1"/>
      <text:p text:style-name="P1"/>
      <text:p text:style-name="P2">Conensus Protocols:</text:p>
      <text:p text:style-name="P1">Problem: How do we get consensus among the different ledgers in the network? </text:p>
      <text:p text:style-name="P1">Several solutions: </text:p>
      <text:p text:style-name="P1">- Proof of work: miners will reach consensus. <text:span text:style-name="T2">Slow. Used by bitcoin</text:span></text:p>
      <text:p text:style-name="P1">- Federated Byzantine Agreement: Fixed number of notes (fixed by a centralized list) will reach consensus</text:p>
      <text:p text:style-name="P1">- Stella Consensus Protocol: Open membership (decentralized) network. Nodes form consensus groups. These groups may in the end agree on one thing by voting.</text:p>
      <text:p text:style-name="P1">- <text:span text:style-name="T3">Protocols that work by voting vs. pow are fast, because you just have to exchange messages for the voting process. Also, if the protocol favors safety over liveliness, you do not have to wait for several block to pass, because you know that there is no fork</text:span></text:p>
      <text:p text:style-name="P1">- <text:span text:style-name="T4">Protocols that work by voting vs. pow can not be hacked by the 51% attack, since computing power is not important to reach consensus. Each actor signs a ledger with his/her private key (impossible to brute force)</text:span></text:p>
      <text:p text:style-name="P1">- <text:span text:style-name="T5">to avoid collusion, FBA has a central authority that sorts out evil nodes. In stella an evil node has to be added to quorum slices to be counted </text:span></text:p>
      <text:p text:style-name="P1"/>
      <text:p text:style-name="P1">Fisher Lynch Paterson impossibility result: </text:p>
      <text:p text:style-name="P1">A consensus protocol has to choose 2 out of 3: safety, liveliness, <text:span text:style-name="T1">fault tolerance</text:span></text:p>
      <text:p text:style-name="P11">fault tolerance: A node, which is needed for the consensus may leave the network, without breaking the protocol </text:p>
      <text:p text:style-name="P11">safety: If there is a disagreement, there is no accidentall fork. Disagreements will be worked out, before the everything continues </text:p>
      <text:p text:style-name="P11">liveliness: Network will always close a ledger, to be alive and accept new transactions</text:p>
      <text:p text:style-name="P12">Because Bitcoin favors liveliness over safety you will have to wait 6 blocks until you can be sure that your transaction is not in the “main-fork” of the chain. </text:p>
      <text:p text:style-name="P13"/>
      <text:p text:style-name="P14">Quorum: min. number of nodes that agree on something <text:span text:style-name="T6">(e.g. state of a block)</text:span></text:p>
      <text:p text:style-name="P15">Quorum intersections: nodes that are in several quorums at the same time</text:p>
      <text:p text:style-name="P15"/>
      <text:p text:style-name="P15"/>
      <text:p text:style-name="P16">InterPlanetary File System (IPFS): </text:p>
      <text:p text:style-name="P17">- <text:span text:style-name="T7">store, share data/media</text:span></text:p>
      <text:p text:style-name="P17">- <text:span text:style-name="T8">peer to peer distributed file system</text:span></text:p>
      <text:p text:style-name="P17">- <text:span text:style-name="T8">links to content: Merkle directed acyclic graph (DAG)</text:span></text:p>
      <text:p text:style-name="P17">- <text:span text:style-name="T9">no single point of failure</text:span></text:p>
      <text:p text:style-name="P18">- no trust needed</text:p>
      <text:p text:style-name="P18">- identification of files with their hashes</text:p>
      <text:p text:style-name="P18">- <text:span text:style-name="T10">written in go</text:span></text:p>
      <text:p text:style-name="P18"/>
      <text:p text:style-name="P18"/>
      <text:p text:style-name="P3">merkle data format</text:p>
      <text:p text:style-name="P10">- tree. Leaves are the data</text:p>
      <text:p text:style-name="P10">- parent of leave is the hash of the data</text:p>
      <text:p text:style-name="P10">- recursive. Grandparents of leaves are the hash of the hash…</text:p>
      <text:p text:style-name="P10">- <text:span text:style-name="T11">search for data in logarithmic time</text:span></text:p>
      <text:p text:style-name="P10"/>
      <text:p text:style-name="P10"/>
      <text:p text:style-name="P10"/>
      <text:p text:style-name="P4"><text:soft-page-break/>Bitcoins</text:p>
      <text:p text:style-name="P19">- Bicoin blockchain as a state machine</text:p>
      <text:p text:style-name="P5"><text:span text:style-name="T12">- </text:span><text:span text:style-name="T13">a users balance is the sum of all previous transactions</text:span></text:p>
      <text:p text:style-name="P6"><text:span text:style-name="T13">- </text:span><text:span text:style-name="T12">if a user wants to transfer say 10 BTC and has inputs that are 5 BTC and 6 BTC, she will create two transaction from those two transactions: 10 BTC to the receiver and 1 BTC to herself</text:span></text:p>
      <text:p text:style-name="P20">- first-to-file: The first transaction which ends up in the ledger counts. E.g. bob has 10 BTC and sends 10 BTC to Alice and Eve at the same time. The transaction from bob to Alice gets confirmed first. Eve will receive nothing, since at Bob then has no more money</text:p>
      <text:p text:style-name="P7"><text:span text:style-name="T12">- </text:span><text:span text:style-name="T14">validate new block: check if previous block exists and is valid, check if timestamp of new block is greater than previous block and less than 2h in the future, check if proof of work of new block is correct, for all transactions in block, check if they are correct. </text:span><text:span text:style-name="T15">If everything is correct, register new state at the end of the block </text:span><text:span text:style-name="T16">(new state is sum of state of previous block + sum of all transactions in block itself)</text:span></text:p>
      <text:p text:style-name="P7"><text:span text:style-name="T16">- </text:span><text:span text:style-name="T17">proof of work: SHA256 must be less than adjustable target. </text:span><text:span text:style-name="T18">This is done by adding a seed value to the values in the block</text:span></text:p>
      <text:p text:style-name="P7"><text:span text:style-name="T18">- </text:span><text:span text:style-name="T19">possible attack: Pay for something with BTC, get delivery, create transaction to yourself. </text:span><text:span text:style-name="T20">The attacker waits until the transaction to the shop is confirmed </text:span><text:span text:style-name="T21">(6 blocks, pow)</text:span><text:span text:style-name="T20">, </text:span><text:span text:style-name="T21">then tries to re-do the block with the transaction, but to himself as a target and then has to do the other blocks, too, since the hash changed. </text:span><text:span text:style-name="T22">Attacker tries to fork the chain</text:span></text:p>
      <text:p text:style-name="P7"><text:span text:style-name="T22">- </text:span><text:span text:style-name="T23">In a fork the longest chain (best pow) is taken as the truth. </text:span><text:span text:style-name="T24">A attacker would need most computational power in the network to do this attack (51%-attack)</text:span></text:p>
      <text:p text:style-name="P7"><text:span text:style-name="T24">- </text:span><text:span text:style-name="T25">merkle-tree: Is important here, because it allows to verify a block, by looking at the hashes stored in the tree, instead of downloading the entire chain</text:span></text:p>
      <text:p text:style-name="P7"><text:span text:style-name="T25">- </text:span><text:span text:style-name="T26">simplified payment verification: Check if a transaction was included in a block, without having to download the block (more </text:span><text:span text:style-name="T27">lightweight</text:span><text:span text:style-name="T26">). </text:span><text:span text:style-name="T28">We do this by downloading the merkle tree.</text:span></text:p>
      <text:p text:style-name="P21"/>
      <text:p text:style-name="P21"/>
      <text:p text:style-name="P21"/>
      <text:p text:style-name="P8"><text:span text:style-name="T28">M</text:span><text:span text:style-name="T12">erkle trees in etherium: </text:span><text:a xlink:type="simple" xlink:href="https://github.com/ethereum/wiki/wiki/Patricia-Tree" text:style-name="Internet_20_link" text:visited-style-name="Visited_20_Internet_20_Link"><text:span text:style-name="T12">https://github.com/ethereum/wiki/wiki/Patricia-Tree</text:span></text:a></text:p>
      <text:p text:style-name="P22"/>
      <text:p text:style-name="P22"/>
      <text:p text:style-name="P9">Etherium</text:p>
      <text:p text:style-name="P23">Smart Contracts as scripts that do something if a certain condition is met</text:p>
      <text:p text:style-name="P23"/>
      <text:p text:style-name="P23"/>
      <text:p text:style-name="P24">Etherium Extensions</text:p>
      <text:p text:style-name="P24"><text:span text:style-name="T12">- </text:span><text:span text:style-name="T29">Blockchain as bottleneck</text:span></text:p>
      <text:p text:style-name="P24"><text:span text:style-name="T29">- </text:span><text:span text:style-name="T30">Sub-Chains, which do calculations and send batch jobs to roo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13:24:08.183410955</meta:creation-date>
    <dc:date>2018-10-21T15:44:47.487510607</dc:date>
    <meta:editing-duration>PT5H1M35S</meta:editing-duration>
    <meta:editing-cycles>46</meta:editing-cycles>
    <meta:generator>LibreOffice/6.0.6.2$Linux_X86_64 LibreOffice_project/00m0$Build-2</meta:generator>
    <meta:document-statistic meta:table-count="0" meta:image-count="0" meta:object-count="0" meta:page-count="2" meta:paragraph-count="48" meta:word-count="790" meta:character-count="4499" meta:non-whitespace-character-count="3748"/>
  </office:meta>
</office:document-meta>
</file>